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enger.setOutputStream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enger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enger.writeEvent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enger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enger.Messenger( InputStream in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enger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enger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enger.setInputStream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enger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